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AssertionError.MockitoAssertionError( MockitoAssertionError error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AssertionError.MockitoAssertion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AssertionError.MockitoAssertionError( AssertionError error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AssertionError.getUnfiltered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